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8.038cm" style:rel-column-width="4557*"/>
    </style:style>
    <style:style style:name="Tabella1.B" style:family="table-column">
      <style:table-column-properties style:column-width="3.463cm" style:rel-column-width="1963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7.999cm"/>
    </style:style>
    <style:style style:name="Tabella1.4" style:family="table-row">
      <style:table-row-properties style:row-height="2cm"/>
    </style:style>
    <style:style style:name="Tabella1.A4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bd0c3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1a116f" officeooo:paragraph-rsid="00c49dfd" style:font-name-asian="SimSun" style:font-size-asian="18pt" style:font-style-asian="normal" style:font-weight-asian="bold" style:font-name-complex="Tahoma" style:font-size-complex="18pt" style:font-style-complex="normal" style:font-weight-complex="bold" style:text-scale="60%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bold" officeooo:rsid="001a116f" officeooo:paragraph-rsid="00c49dfd" style:font-name-asian="SimSun" style:font-size-asian="30pt" style:font-style-asian="normal" style:font-weight-asian="bold" style:font-name-complex="Tahoma" style:font-size-complex="30pt" style:font-style-complex="normal" style:font-weight-complex="bold" style:text-scale="50%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Arial" fo:font-size="8pt" fo:font-weight="bold" officeooo:rsid="00a001d8" officeooo:paragraph-rsid="00bf3a40" style:font-name-asian="SimSun" style:font-size-asian="8pt" style:font-weight-asian="bold" style:font-name-complex="Tahoma" style:font-size-complex="8pt" style:font-weight-complex="bold" style:text-scale="100%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style:font-name-asian="SimSun" style:font-size-asian="8pt" style:font-name-complex="Tahoma" style:font-size-complex="8pt" style:text-scale="90%"/>
    </style:style>
    <style:style style:name="P17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18" style:family="paragraph" style:parent-style-name="Standard">
      <style:text-properties officeooo:paragraph-rsid="00d6ed2a"/>
    </style:style>
    <style:style style:name="P1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2pt" fo:font-style="normal" style:text-underline-style="none" fo:font-weight="normal" officeooo:rsid="008f47ca" officeooo:paragraph-rsid="00f9f2cd" style:font-name-asian="SimSun" style:font-size-asian="32pt" style:font-style-asian="normal" style:font-weight-asian="normal" style:font-name-complex="Tahoma" style:font-size-complex="32pt" style:font-style-complex="normal" style:font-weight-complex="normal" style:text-scale="60%"/>
    </style:style>
    <style:style style:name="P2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bd0c3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21" style:family="paragraph" style:parent-style-name="Frame_20_contents">
      <style:paragraph-properties fo:text-align="center" style:justify-single-word="false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weight="bold" officeooo:rsid="001a116f" style:font-weight-asian="bold" style:font-weight-complex="bold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T7" style:family="text">
      <style:text-properties fo:font-size="34pt" fo:font-weight="bold" officeooo:rsid="001a116f" style:font-size-asian="34pt" style:font-weight-asian="bold" style:font-size-complex="34pt" style:font-weight-complex="bold"/>
    </style:style>
    <style:style style:name="T8" style:family="text">
      <style:text-properties fo:font-size="26pt" fo:font-weight="bold" officeooo:rsid="001a116f" style:font-size-asian="26pt" style:font-weight-asian="bold" style:font-size-complex="2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.011cm" fo:margin-right="0.011cm" fo:margin-top="0.011cm" fo:margin-bottom="0.011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11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10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1" table:number-columns-spanned="2" office:value-type="string">
            <text:p text:style-name="P19"><text:s/><draw:frame draw:style-name="fr2" draw:name="image:asimage(load(record, 'partner_logo'))" text:anchor-type="as-char" svg:y="0cm" style:rel-width="13%" svg:height="1cm" style:rel-height="scale-min" draw:z-index="1"><draw:text-box fo:min-width="1.032cm"><text:p text:style-name="P13"/></draw:text-box></draw:frame></text:p>
            <text:p text:style-name="P19"><text:span text:style-name="T8"><text:placeholder text:placeholder-type="text">&lt;load(record, 'code_partner', mode='string', position=1)&gt;</text:placeholder></text:span><text:span text:style-name="T8"> </text:span><text:span text:style-name="T8"><text:placeholder text:placeholder-type="text">&lt;load(record, 'code_partner')&gt;</text:placeholder></text:span></text:p>
            <text:p text:style-name="P2"><text:placeholder text:placeholder-type="text">&lt;load(record, 'fabric', mode='string', position=1)&gt;</text:placeholder></text:p>
            <text:p text:style-name="P9"><text:placeholder text:placeholder-type="text">&lt;load(record, 'fabric')&gt;</text:placeholder></text:p>
            <text:p text:style-name="P14"/>
            <text:p text:style-name="P14"/>
          </table:table-cell>
          <table:covered-table-cell/>
        </table:table-row>
        <table:table-row table:style-name="Tabella1.4">
          <table:table-cell table:style-name="Tabella1.A4" office:value-type="string">
            <text:p text:style-name="P1"/>
            <text:p text:style-name="P15"><text:span text:style-name="T3"><draw:frame draw:style-name="fr1" draw:name="image: barcode(load(record, 'ean13'), 'ean13')" text:anchor-type="as-char" svg:width="3.36cm" svg:height="1cm" draw:z-index="0"><draw:text-box><text:p text:style-name="P13"/></draw:text-box></draw:frame></text:span></text:p>
            <text:p text:style-name="P17"/>
          </table:table-cell>
          <table:table-cell table:style-name="Tabella1.A4" office:value-type="string">
            <text:p text:style-name="P1"><text:span text:style-name="T1"><text:placeholder text:placeholder-type="text">&lt;load(record, 'q_x_pack', mode='string', position=1)&gt;</text:placeholder></text:span><text:span text:style-name="T1"> </text:span><text:s text:c="2"/><text:span text:style-name="T1"><text:placeholder text:placeholder-type="text">&lt;load(record, 'q_x_pack')&gt;</text:placeholder></text:span></text:p>
          </table:table-cell>
        </table:table-row>
        <text:soft-page-break/>
        <table:table-row table:style-name="Tabella1.1">
          <table:table-cell table:style-name="Tabella1.A4" table:number-columns-spanned="2" office:value-type="string">
            <text:p text:style-name="P12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4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</table:table>
      <text:p text:style-name="P5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4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6"><text:span text:style-name="T5">Codice: </text:span><text:placeholder text:placeholder-type="text">&lt;get_placeholder(data, 'code')&gt;</text:placeholder></text:p>
            <text:p text:style-name="P7">Quantità: <text:span text:style-name="T1"><text:placeholder text:placeholder-type="text">&lt;get_placeholder(data, 'quantity')&gt;</text:placeholder></text:span></text:p>
            <text:p text:style-name="P7"><text:span text:style-name="T6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8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4"><text:placeholder text:placeholder-type="text">&lt;/if&gt;</text:placeholder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5-02T08:33:26.838797640</dc:date>
    <meta:editing-duration>PT17H18M5S</meta:editing-duration>
    <meta:editing-cycles>230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16" meta:word-count="56" meta:character-count="677" meta:non-whitespace-character-count="632"/>
  </office:meta>
</office:document-meta>
</file>